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Provider.getFlow( String flow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lowProvider.getQuery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Provider.Flow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Provider.getFlowNam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